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normal">
      <style:text-properties officeooo:paragraph-rsid="001a40f4"/>
    </style:style>
    <style:style style:name="P2" style:family="paragraph" style:parent-style-name="normal">
      <style:text-properties officeooo:paragraph-rsid="001a7c05"/>
    </style:style>
    <style:style style:name="P3" style:family="paragraph" style:parent-style-name="normal" style:master-page-name="Standard">
      <style:paragraph-properties style:page-number="auto"/>
      <style:text-properties officeooo:paragraph-rsid="001a40f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40f4" style:font-weight-asian="bold" style:font-weight-complex="bold"/>
    </style:style>
    <style:style style:name="T3" style:family="text">
      <style:text-properties fo:font-weight="bold" officeooo:rsid="001a7c05" style:font-weight-asian="bold" style:font-weight-complex="bold"/>
    </style:style>
    <style:style style:name="T4" style:family="text">
      <style:text-properties officeooo:rsid="001a40f4"/>
    </style:style>
    <style:style style:name="T5" style:family="text">
      <style:text-properties officeooo:rsid="001a7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/></text:p>
      <text:p text:style-name="P2"><text:span text:style-name="T3">Figure 1 Left Panel </text:span><text:span text:style-name="T5">a colored scatter-plot showing the distribution of interest rates for each FICO Range. Clearly 60 months loans gets higher interest rates (about a 5.66% increment). There's a slight difference between 36 and 60 month loans slope, though. </text:span><text:span text:style-name="T3">Right Panel </text:span><text:span text:style-name="T5">shows interest rate vs. FICO by loan length and a breakdown of amount requested in 6 equal count groups. For each group, same trend in the relation between interest rate and FICO can be observed, but higher amount requested or larger loans gets higher interest ra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DejaVu San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line-height="115%" fo:orphans="2" fo:widows="2" style:writing-mode="lr-tb"/>
      <style:text-properties fo:color="#000000" style:font-name="Arial1" fo:font-size="11pt" style:font-name-asian="Arial2" style:font-size-asian="11pt"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ey Leek</meta:initial-creator>
    <dc:creator>J. Ontañón</dc:creator>
    <meta:editing-cycles>1</meta:editing-cycles>
    <meta:creation-date>2013-02-02T21:52:00</meta:creation-date>
    <dc:date>2013-02-17T12:40:24</dc:date>
    <meta:editing-duration>P0D</meta:editing-duration>
    <meta:generator>LibreOffice/3.6$Linux_x86 LibreOffice_project/360m1$Build-2</meta:generator>
    <meta:document-statistic meta:table-count="0" meta:image-count="0" meta:object-count="0" meta:page-count="1" meta:paragraph-count="1" meta:word-count="89" meta:character-count="537" meta:non-whitespace-character-count="449"/>
    <meta:user-defined meta:name="AppVersion">12.0000</meta:user-defined>
    <meta:user-defined meta:name="Company">Johns Hopkins School of Public Heal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